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Text_20_body"><text:span text:style-name="Strong_20_Emphasis">Actor slams ‘Barry Satera Kenya’ for focusing on basketball tournament</text:span></text:p>
      <text:p text:style-name="Text_20_body">(The Hill) – Charlie Sheen is continuing to blast President Obama, saying Americans “deserve better” from the commander in chief.</text:p>
      <text:p text:style-name="Text_20_body">In what’s become an annual tradition, Obama released his bracket for the NCAA tournament earlier this week. Sheen, the ex-star of “Two and a Half Men,” had lambasted Obama for the men’s basketball bracket in a Thursday tweet.</text:p>
      <text:p text:style-name="Text_20_body">“I don’t care about the picks,” Sheen told TMZ.com in video posted Friday. “When the world is in the state it’s in right now — it just makes me insane. It’s not cool. It’s not fair to the families and to who we are as a republic.”</text:p>
      <text:p text:style-name="Text_20_body">On Thursday Sheen had tweeted to his more than 11 million followers:</text:p>
      <text:p text:style-name="Text_20_body">“It’s not fair and we deserve better from our president,” the 49-year-old actor said in TMZ’s video, “and I demand it.”</text:p>
      <text:p text:style-name="Text_20_body">http://thehill.com/video/in-the-news/236404-charlie-sheen-americans-deserve-better-from-obam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4:54:00.660000000</meta:creation-date>
    <dc:date>2015-03-30T11:24:06.210000000</dc:date>
    <meta:editing-duration>PT27S</meta:editing-duration>
    <meta:editing-cycles>2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7" meta:word-count="147" meta:character-count="934" meta:non-whitespace-character-count="792"/>
  </office:meta>
</office:document-meta>
</file>